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33d0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79zYcIoheCc" text:style-name="Internet_20_link" text:visited-style-name="Visited_20_Internet_20_Link">https://www.youtube.com/watch?v=79zYcIoheCc</text:a></text:p>
      <text:p text:style-name="Standard"/>
      <text:p text:style-name="Standard">drupal router:rebuild</text:p>
      <text:p text:style-name="Standard"/>
      <text:p text:style-name="Standard">sudo curl https://drupalconsole.com/installer -L -o drupal.phar</text:p>
      <text:p text:style-name="Standard"/>
      <text:p text:style-name="Standard">chmod +x .</text:p>
      <text:p text:style-name="Standard"/>
      <text:p text:style-name="Standard">sudo chmod +x .</text:p>
      <text:p text:style-name="Standard"/>
      <text:p text:style-name="Standard">drupal router:rebuild</text:p>
      <text:p text:style-name="Standard"/>
      <text:p text:style-name="Standard">sudo drupal router:rebuild</text:p>
      <text:p text:style-name="Standard"/>
      <text:p text:style-name="Standard">drupal -version</text:p>
      <text:p text:style-name="Standard"/>
      <text:p text:style-name="Standard">sudo mv drupal.phar /usr/local/bin/drupal</text:p>
      <text:p text:style-name="Standard"/>
      <text:p text:style-name="Standard">drupal -version</text:p>
      <text:p text:style-name="Standard"/>
      <text:p text:style-name="Standard">sudo drupal router:rebuild</text:p>
      <text:p text:style-name="Standard"/>
      <text:p text:style-name="Standard">drupal router:rebuild</text:p>
      <text:p text:style-name="Standard"/>
      <text:p text:style-name="Standard">sudo drupal router:rebuild</text:p>
      <text:p text:style-name="Standard"/>
      <text:p text:style-name="Standard">sudo curl https://drupalconsole.com/installer -L -o drupal.phar</text:p>
      <text:p text:style-name="Standard"/>
      <text:p text:style-name="Standard">install drupal</text:p>
      <text:p text:style-name="Standard"/>
      <text:p text:style-name="Standard">chmod +x /usr/local/bin/drupal</text:p>
      <text:p text:style-name="Standard"/>
      <text:p text:style-name="Standard">sudo chmod +x /usr/local/bin/drupal</text:p>
      <text:p text:style-name="Standard"/>
      <text:p text:style-name="Standard">sudo drupal router:rebuild</text:p>
      <text:p text:style-name="Standard"/>
      <text:p text:style-name="Standard">sudo mv drupal.phar /usr/local/bin/drupal</text:p>
      <text:p text:style-name="Standard"/>
      <text:p text:style-name="Standard">sudo chmod +x /usr/local/bin/drupal</text:p>
      <text:p text:style-name="Standard"/>
      <text:p text:style-name="Standard">drupal init –override</text:p>
      <text:p text:style-name="Standard"/>
      <text:p text:style-name="Standard">sudo drupal init –override</text:p>
      <text:p text:style-name="Standard"/>
      <text:p text:style-name="Standard">sudo drupal router:rebuild</text:p>
      <text:p text:style-name="Standard"/>
      <text:p text:style-name="P1">drush user-create <text:span text:style-name="T1">admin_</text:span>tech --password='<text:span text:style-name="T1">admin_</text:span>tech' -y<text:line-break/></text:p>
      <text:p text:style-name="P1">drush urol <text:span text:style-name="T1">admin_</text:span>tech <text:span text:style-name="T1">admin_</text:span>tech -y</text:p>
      <text:p text:style-name="P1"/>
      <text:p text:style-name="P1">drush –version</text:p>
      <text:p text:style-name="P1"/>
      <text:p text:style-name="P1"><text:soft-page-break/>sudo mv prae_vpdf prae_changer-version-pdf</text:p>
      <text:p text:style-name="P1"/>
      <text:p text:style-name="P1">sudo mv ~/Documents/modules/convertisseur_pdf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09:05:25.441627848</meta:creation-date>
    <meta:generator>LibreOffice/6.1.5.2$Linux_X86_64 LibreOffice_project/10$Build-2</meta:generator>
    <dc:date>2020-11-16T12:45:56.191464567</dc:date>
    <meta:editing-duration>PT3H39M51S</meta:editing-duration>
    <meta:editing-cycles>6</meta:editing-cycles>
    <meta:document-statistic meta:table-count="0" meta:image-count="0" meta:object-count="0" meta:page-count="2" meta:paragraph-count="28" meta:word-count="94" meta:character-count="854" meta:non-whitespace-character-count="788"/>
  </office:meta>
</office:document-meta>
</file>